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Docs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Query.MatchAllDocs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chAllDocs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chAll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All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ll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AllDocsWeight.explain( IndexReader reader , i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tchAllDocsWeigh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Query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AllDocsWeight.MatchAllDocs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Docs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Scorer.MatchAllScorer( IndexReader reader , Similarity similarity , Weigh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AllDocs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llDocs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llDocs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